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 table:number-rows-repeated="5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86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8:52:18.70235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3:19.554462229</meta:creation-date>
    <dc:date>2023-10-10T11:50:33.907175392</dc:date>
    <meta:editing-duration>PT3H49M33S</meta:editing-duration>
    <meta:editing-cycles>4</meta:editing-cycles>
    <meta:generator>LibreOffice/6.4.7.2$Linux_X86_64 LibreOffice_project/40$Build-2</meta:generator>
    <meta:document-statistic meta:table-count="1" meta:cell-count="1809" meta:object-count="0"/>
  </office:meta>
</office:document-meta>
</file>